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5in" fo:break-before="page" table:align="margins"/>
    </style:style>
    <style:style style:name="Table1.A" style:family="table-column">
      <style:table-column-properties style:column-width="1.0146in" style:rel-column-width="1556*"/>
    </style:style>
    <style:style style:name="Table1.B" style:family="table-column">
      <style:table-column-properties style:column-width="1.6868in" style:rel-column-width="2588*"/>
    </style:style>
    <style:style style:name="Table1.C" style:family="table-column">
      <style:table-column-properties style:column-width="1.784in" style:rel-column-width="2737*"/>
    </style:style>
    <style:style style:name="Table1.D" style:family="table-column">
      <style:table-column-properties style:column-width="2.0146in" style:rel-column-width="309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11" style:family="table-row">
      <style:table-row-properties style:min-row-height="0.2556in"/>
    </style:style>
    <style:style style:name="P1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text-properties fo:font-size="22pt" style:font-size-asian="22pt" style:font-size-complex="22pt"/>
    </style:style>
    <style:style style:name="P5" style:family="paragraph" style:parent-style-name="Text_20_body">
      <style:paragraph-properties fo:line-height="200%"/>
      <style:text-properties fo:font-size="12pt" style:font-size-asian="12pt" style:font-size-complex="12pt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Project 1</text:p>
      <text:p text:style-name="P2">Dice Wars Game</text:p>
      <text:p text:style-name="Text_20_body"/>
      <text:p text:style-name="Text_20_body"/>
      <text:p text:style-name="P3">Jacob Davenport</text:p>
      <text:p text:style-name="P3">CSC 5</text:p>
      <text:p text:style-name="P3">11/6/18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Introduction</text:p>
      <text:p text:style-name="P5"><text:tab/>Title: Dice Wars</text:p>
      <text:p text:style-name="P5"><text:tab/>This game represents a partially functioning version of the widely popular online flash game known as, “Dice Wars.” <text:s/>Each game starts with a usual 2 players, each player owning a certain amount of territories with a certain amount of dice on each one. <text:s/>Each dice represents an army and each territory can hold a maximum of 8 armies. 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Type</text:p>
          </table:table-cell>
          <table:table-cell table:style-name="Table1.A1" office:value-type="string">
            <text:p text:style-name="P7">Variable Name</text:p>
          </table:table-cell>
          <table:table-cell table:style-name="Table1.A1" office:value-type="string">
            <text:p text:style-name="P7">Description</text:p>
          </table:table-cell>
          <table:table-cell table:style-name="Table1.D1" office:value-type="string">
            <text:p text:style-name="P7">Location</text:p>
          </table:table-cell>
        </table:table-row>
        <table:table-row>
          <table:table-cell table:style-name="Table1.A2" office:value-type="string">
            <text:p text:style-name="Table_20_Contents">Integer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ob Davenport</meta:initial-creator>
    <meta:creation-date>2018-11-03T18:41:48</meta:creation-date>
    <dc:date>2018-11-06T10:53:54</dc:date>
    <dc:creator>Jacob Davenport</dc:creator>
    <meta:editing-duration>P2DT16H12M6S</meta:editing-duration>
    <meta:editing-cycles>3</meta:editing-cycles>
    <meta:generator>OpenOffice/4.1.5$Unix OpenOffice.org_project/415m1$Build-9789</meta:generator>
    <meta:document-statistic meta:table-count="1" meta:image-count="0" meta:object-count="0" meta:page-count="3" meta:paragraph-count="13" meta:word-count="78" meta:character-count="457"/>
  </office:meta>
</office:document-meta>
</file>